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3cm"/>
    </style:style>
    <style:style style:name="Таблица1.B" style:family="table-column">
      <style:table-column-properties style:column-width="3.799cm"/>
    </style:style>
    <style:style style:name="Таблица1.C" style:family="table-column">
      <style:table-column-properties style:column-width="10.201cm"/>
    </style:style>
    <style:style style:name="Таблица1.A1" style:family="table-cell">
      <style:table-cell-properties fo:background-color="transparent" fo:padding="0.106cm" fo:border-left="1pt outset #000000" fo:border-right="1pt outset #000000" fo:border-top="1pt outset #000000" fo:border-bottom="non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106cm" fo:border="non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3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3" style:family="table-cell">
      <style:table-cell-properties fo:background-color="transparent" fo:padding="0.106cm" fo:border="none">
        <style:background-image/>
      </style:table-cell-properties>
    </style:style>
    <style:style style:name="Таблица1.C3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4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4" style:family="table-cell">
      <style:table-cell-properties fo:background-color="transparent" fo:padding="0.106cm" fo:border="none">
        <style:background-image/>
      </style:table-cell-properties>
    </style:style>
    <style:style style:name="Таблица1.C4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5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5" style:family="table-cell">
      <style:table-cell-properties fo:background-color="transparent" fo:padding="0.106cm" fo:border="none">
        <style:background-image/>
      </style:table-cell-properties>
    </style:style>
    <style:style style:name="Таблица1.C5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6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6" style:family="table-cell">
      <style:table-cell-properties fo:background-color="transparent" fo:padding="0.106cm" fo:border="none">
        <style:background-image/>
      </style:table-cell-properties>
    </style:style>
    <style:style style:name="Таблица1.C6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7" style:family="table-cell">
      <style:table-cell-properties fo:background-color="transparent" fo:padding="0.106cm" fo:border-left="1pt outset #000000" fo:border-right="none" fo:border-top="none" fo:border-bottom="none">
        <style:background-image/>
      </style:table-cell-properties>
    </style:style>
    <style:style style:name="Таблица1.B7" style:family="table-cell">
      <style:table-cell-properties fo:background-color="transparent" fo:padding="0.106cm" fo:border="none">
        <style:background-image/>
      </style:table-cell-properties>
    </style:style>
    <style:style style:name="Таблица1.C7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1.A8" style:family="table-cell">
      <style:table-cell-properties fo:background-color="transparent" fo:padding="0.106cm" fo:border-left="1pt outset #000000" fo:border-right="none" fo:border-top="none" fo:border-bottom="1pt outset #000000">
        <style:background-image/>
      </style:table-cell-properties>
    </style:style>
    <style:style style:name="Таблица1.B8" style:family="table-cell">
      <style:table-cell-properties fo:background-color="transparent" fo:padding="0.106cm" fo:border="none">
        <style:background-image/>
      </style:table-cell-properties>
    </style:style>
    <style:style style:name="Таблица1.C8" style:family="table-cell">
      <style:table-cell-properties fo:background-color="transparent" fo:padding="0.106cm" fo:border-left="none" fo:border-right="1pt outset #000000" fo:border-top="none" fo:border-bottom="none">
        <style:background-image/>
      </style:table-cell-properties>
    </style:style>
    <style:style style:name="Таблица2" style:family="table">
      <style:table-properties style:width="17cm" style:rel-width="100%" table:align="center"/>
    </style:style>
    <style:style style:name="Таблица2.A" style:family="table-column">
      <style:table-column-properties style:column-width="3.741cm" style:rel-column-width="14419*"/>
    </style:style>
    <style:style style:name="Таблица2.B" style:family="table-column">
      <style:table-column-properties style:column-width="4.08cm" style:rel-column-width="15724*"/>
    </style:style>
    <style:style style:name="Таблица2.C" style:family="table-column">
      <style:table-column-properties style:column-width="9.181cm" style:rel-column-width="35390*"/>
    </style:style>
    <style:style style:name="Таблица2.A1" style:family="table-cell">
      <style:table-cell-properties fo:background-color="transparent" fo:padding="0.106cm" fo:border="none">
        <style:background-image/>
      </style:table-cell-properties>
    </style:style>
    <style:style style:name="Таблица3" style:family="table">
      <style:table-properties style:width="17cm" table:align="center"/>
    </style:style>
    <style:style style:name="Таблица3.A" style:family="table-column">
      <style:table-column-properties style:column-width="3.537cm"/>
    </style:style>
    <style:style style:name="Таблица3.B" style:family="table-column">
      <style:table-column-properties style:column-width="3.942cm"/>
    </style:style>
    <style:style style:name="Таблица3.C" style:family="table-column">
      <style:table-column-properties style:column-width="9.521cm"/>
    </style:style>
    <style:style style:name="Таблица3.A1" style:family="table-cell">
      <style:table-cell-properties fo:background-color="transparent" fo:padding="0.106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fo:color="#000000" loext:opacity="100%" style:font-name="Times New Roman" fo:font-size="12pt" officeooo:paragraph-rsid="00034de8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rsid="000612a1" officeooo:paragraph-rsid="000612a1"/>
    </style:style>
    <style:style style:name="P3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612a1" officeooo:paragraph-rsid="000612a1"/>
    </style:style>
    <style:style style:name="P4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7cbd9" officeooo:paragraph-rsid="0007cbd9"/>
    </style:style>
    <style:style style:name="P5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b71fc"/>
    </style:style>
    <style:style style:name="P6" style:family="paragraph" style:parent-style-name="Text_20_body">
      <style:paragraph-properties fo:margin-left="0cm" fo:margin-right="0.212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34de8"/>
    </style:style>
    <style:style style:name="P7" style:family="paragraph" style:parent-style-name="Table_20_Contents">
      <style:text-properties fo:color="#000000" loext:opacity="100%" fo:background-color="transparent"/>
    </style:style>
    <style:style style:name="P8" style:family="paragraph" style:parent-style-name="Table_20_Contents">
      <style:paragraph-properties fo:margin-top="0cm" fo:margin-bottom="0.499cm" style:contextual-spacing="false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n" fo:country="US" officeooo:rsid="000b71fc" officeooo:paragraph-rsid="000b71fc"/>
    </style:style>
    <style:style style:name="P10" style:family="paragraph" style:parent-style-name="Table_20_Contents">
      <style:paragraph-properties fo:margin-top="0cm" fo:margin-bottom="0.499cm" style:contextual-spacing="false"/>
      <style:text-properties officeooo:paragraph-rsid="000b71fc"/>
    </style:style>
    <style:style style:name="P11" style:family="paragraph" style:parent-style-name="Table_20_Contents">
      <style:paragraph-properties fo:margin-top="0cm" fo:margin-bottom="0.499cm" style:contextual-spacing="false"/>
      <style:text-properties fo:language="en" fo:country="US" officeooo:rsid="000ec3b1" officeooo:paragraph-rsid="000ec3b1"/>
    </style:style>
    <style:style style:name="P12" style:family="paragraph" style:parent-style-name="Table_20_Contents">
      <style:paragraph-properties fo:margin-top="0cm" fo:margin-bottom="0.499cm" style:contextual-spacing="false"/>
      <style:text-properties fo:language="ru" fo:country="RU" officeooo:rsid="000ec3b1" officeooo:paragraph-rsid="000ec3b1"/>
    </style:style>
    <style:style style:name="P13" style:family="paragraph" style:parent-style-name="Text_20_body" style:list-style-name="L1">
      <style:paragraph-properties fo:margin-left="0cm" fo:margin-right="0.212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.212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34de8"/>
    </style:style>
    <style:style style:name="P15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34de8"/>
    </style:style>
    <style:style style:name="P16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4d863"/>
    </style:style>
    <style:style style:name="P17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6012d"/>
    </style:style>
    <style:style style:name="P18" style:family="paragraph" style:parent-style-name="Text_20_body" style:list-style-name="L5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b71fc"/>
    </style:style>
    <style:style style:name="P19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612a1" officeooo:paragraph-rsid="000612a1"/>
    </style:style>
    <style:style style:name="P20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612a1" officeooo:paragraph-rsid="000612a1"/>
    </style:style>
    <style:style style:name="P21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language="ru" fo:country="RU" officeooo:rsid="0007cbd9" officeooo:paragraph-rsid="0007cbd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cbd9"/>
    </style:style>
    <style:style style:name="T3" style:family="text">
      <style:text-properties fo:language="ru" fo:country="RU" officeooo:rsid="000b71fc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34de8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6012d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34de8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34de8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4d863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6012d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034de8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34de8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officeooo:rsid="000b71fc"/>
    </style:style>
    <style:style style:name="T18" style:family="text">
      <style:text-properties fo:color="#000000" loext:opacity="100%" fo:background-color="transparent" loext:char-shading-value="0"/>
    </style:style>
    <text:list-style style:name="L1">
      <text:list-level-style-number text:level="1" style:num-suffix=")" style:num-format="1">
        <style:list-level-properties text:space-before="0.64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3.1) </text:span><text:span text:style-name="T13">Выбрать предметную область и формализовать задачу, которая может быть решена с помощью ЭС:</text:span></text:p>
      <text:list xml:id="list1983869302" text:style-name="L1">
        <text:list-item>
          <text:p text:style-name="P13"><text:span text:style-name="T4">Определить перечень объектов принятия решения </text:span><text:span text:style-name="Strong_20_Emphasis"><text:span text:style-name="T5">O</text:span></text:span><text:span text:style-name="T4">.</text:span></text:p>
        </text:list-item>
        <text:list-item>
          <text:p text:style-name="P14"><text:span text:style-name="T4">Определить свойства (атрибуты) объектов принятия решения </text:span><text:span text:style-name="Strong_20_Emphasis"><text:span text:style-name="T5">A</text:span></text:span><text:span text:style-name="Strong_20_Emphasis"><text:span text:style-name="T4"> </text:span></text:span><text:span text:style-name="T4">и их значения.</text:span></text:p>
        </text:list-item>
        <text:list-item>
          <text:p text:style-name="P14"><text:span text:style-name="T4">Определить параметры </text:span><text:span text:style-name="Strong_20_Emphasis"><text:span text:style-name="T5">P</text:span></text:span><text:span text:style-name="Strong_20_Emphasis"><text:span text:style-name="T4"> </text:span></text:span><text:span text:style-name="T4">других объектов, событий, процессов и т.д., которые влияют на выбор конкретных значений свойств объектов </text:span><text:span text:style-name="Strong_20_Emphasis"><text:span text:style-name="T4">O.</text:span></text:span></text:p>
        </text:list-item>
      </text:list>
      <text:p text:style-name="P6"><text:span text:style-name="Strong_20_Emphasis"><text:span text:style-name="T12">Требования:</text:span></text:span><text:span text:style-name="Strong_20_Emphasis"><text:span text:style-name="T9"> </text:span></text:span><text:span text:style-name="Strong_20_Emphasis"><text:span text:style-name="T8">|O| &gt; 1 |A| = 10+ |P| = 20+</text:span></text:span><text:span text:style-name="Strong_20_Emphasis"><text:span text:style-name="T6"> </text:span></text:span><text:span text:style-name="Strong_20_Emphasis"><text:span text:style-name="T8">P!=A</text:span></text:span></text:p>
      <text:list xml:id="list301643182" text:style-name="L2">
        <text:list-item>
          <text:p text:style-name="P15"><text:span text:style-name="Strong_20_Emphasis"><text:span text:style-name="T9">Объект принятия решения — подбор автомобиля</text:span></text:span></text:p>
        </text:list-item>
        <text:list-item>
          <text:p text:style-name="P15"><text:span text:style-name="Strong_20_Emphasis"><text:span text:style-name="T9">Свойства объектов принятия решения А</text:span></text:span></text:p>
          <text:list>
            <text:list-item>
              <text:p text:style-name="P15"><text:span text:style-name="Strong_20_Emphasis"><text:span text:style-name="T9">Кузов автомобиля</text:span></text:span></text:p>
              <text:list>
                <text:list-item>
                  <text:p text:style-name="P15"><text:span text:style-name="Strong_20_Emphasis"><text:span text:style-name="T9">Седан</text:span></text:span></text:p>
                </text:list-item>
                <text:list-item>
                  <text:p text:style-name="P15"><text:span text:style-name="Strong_20_Emphasis"><text:span text:style-name="T9">Хэтчек</text:span></text:span></text:p>
                </text:list-item>
                <text:list-item>
                  <text:p text:style-name="P15"><text:span text:style-name="Strong_20_Emphasis"><text:span text:style-name="T9">Внедорожник</text:span></text:span></text:p>
                </text:list-item>
                <text:list-item>
                  <text:p text:style-name="P15"><text:span text:style-name="Strong_20_Emphasis"><text:span text:style-name="T9">Универсал</text:span></text:span></text:p>
                </text:list-item>
                <text:list-item>
                  <text:p text:style-name="P15"><text:span text:style-name="Strong_20_Emphasis"><text:span text:style-name="T9">Кабриолет</text:span></text:span></text:p>
                </text:list-item>
                <text:list-item>
                  <text:p text:style-name="P15"><text:span text:style-name="Strong_20_Emphasis"><text:span text:style-name="T9">Пикап</text:span></text:span></text:p>
                </text:list-item>
                <text:list-item>
                  <text:p text:style-name="P15"><text:span text:style-name="Strong_20_Emphasis"><text:span text:style-name="T9">Купе</text:span></text:span></text:p>
                </text:list-item>
                <text:list-item>
                  <text:p text:style-name="P15"><text:span text:style-name="Strong_20_Emphasis"><text:span text:style-name="T9">Минивэн</text:span></text:span></text:p>
                </text:list-item>
                <text:list-item>
                  <text:p text:style-name="P15"><text:span text:style-name="Strong_20_Emphasis"><text:span text:style-name="T9">Лифтбек</text:span></text:span></text:p>
                </text:list-item>
              </text:list>
            </text:list-item>
            <text:list-item>
              <text:p text:style-name="P15"><text:span text:style-name="Strong_20_Emphasis"><text:span text:style-name="T9">Марка автомобиля</text:span></text:span></text:p>
              <text:list>
                <text:list-item>
                  <text:p text:style-name="P15"><text:span text:style-name="Strong_20_Emphasis"><text:span text:style-name="T9">Отечественные</text:span></text:span></text:p>
                </text:list-item>
                <text:list-item>
                  <text:p text:style-name="P15"><text:span text:style-name="Strong_20_Emphasis"><text:span text:style-name="T9">Иномарки</text:span></text:span></text:p>
                </text:list-item>
              </text:list>
            </text:list-item>
            <text:list-item>
              <text:p text:style-name="P15"><text:span text:style-name="Strong_20_Emphasis"><text:span text:style-name="T9">Коробка передач</text:span></text:span></text:p>
              <text:list>
                <text:list-item>
                  <text:p text:style-name="P15"><text:span text:style-name="Strong_20_Emphasis"><text:span text:style-name="T9">Механическая</text:span></text:span></text:p>
                </text:list-item>
                <text:list-item>
                  <text:p text:style-name="P15"><text:span text:style-name="Strong_20_Emphasis"><text:span text:style-name="T9">Автоматическая</text:span></text:span></text:p>
                </text:list-item>
              </text:list>
            </text:list-item>
            <text:list-item>
              <text:p text:style-name="P16"><text:span text:style-name="Strong_20_Emphasis"><text:span text:style-name="T10">Привод </text:span></text:span></text:p>
              <text:list>
                <text:list-item>
                  <text:p text:style-name="P16"><text:span text:style-name="Strong_20_Emphasis"><text:span text:style-name="T10">Передний</text:span></text:span></text:p>
                </text:list-item>
                <text:list-item>
                  <text:p text:style-name="P16"><text:span text:style-name="Strong_20_Emphasis"><text:span text:style-name="T10">Задний</text:span></text:span></text:p>
                </text:list-item>
                <text:list-item>
                  <text:p text:style-name="P16"><text:span text:style-name="Strong_20_Emphasis"><text:span text:style-name="T10">Полный</text:span></text:span></text:p>
                </text:list-item>
              </text:list>
            </text:list-item>
            <text:list-item>
              <text:p text:style-name="P16"><text:span text:style-name="Strong_20_Emphasis"><text:span text:style-name="T10">Бюджет</text:span></text:span></text:p>
              <text:list>
                <text:list-item>
                  <text:p text:style-name="P16"><text:span text:style-name="Strong_20_Emphasis"><text:span text:style-name="T10">До 1_000_000</text:span></text:span></text:p>
                </text:list-item>
                <text:list-item>
                  <text:p text:style-name="P16"><text:span text:style-name="Strong_20_Emphasis"><text:span text:style-name="T10">от 1млн до 2млн</text:span></text:span></text:p>
                </text:list-item>
                <text:list-item>
                  <text:p text:style-name="P16"><text:span text:style-name="Strong_20_Emphasis"><text:span text:style-name="T10">от 2млн до 3млн</text:span></text:span></text:p>
                </text:list-item>
                <text:list-item>
                  <text:p text:style-name="P16"><text:span text:style-name="Strong_20_Emphasis"><text:span text:style-name="T10">от 3млн до 4млн </text:span></text:span></text:p>
                </text:list-item>
                <text:list-item>
                  <text:p text:style-name="P16"><text:span text:style-name="Strong_20_Emphasis"><text:span text:style-name="T10">от 4 и более</text:span></text:span></text:p>
                </text:list-item>
                <text:list-item>
                  <text:p text:style-name="P16"><text:soft-page-break/><text:span text:style-name="Strong_20_Emphasis"><text:span text:style-name="T10">Тип двигателя</text:span></text:span></text:p>
                  <text:list>
                    <text:list-item>
                      <text:p text:style-name="P16"><text:span text:style-name="Strong_20_Emphasis"><text:span text:style-name="T10">Бензиновый</text:span></text:span></text:p>
                    </text:list-item>
                    <text:list-item>
                      <text:p text:style-name="P16"><text:span text:style-name="Strong_20_Emphasis"><text:span text:style-name="T10">Дизельный </text:span></text:span></text:p>
                    </text:list-item>
                    <text:list-item>
                      <text:p text:style-name="P16"><text:span text:style-name="Strong_20_Emphasis"><text:span text:style-name="T10">Гибридний</text:span></text:span></text:p>
                    </text:list-item>
                    <text:list-item>
                      <text:p text:style-name="P16"><text:span text:style-name="Strong_20_Emphasis"><text:span text:style-name="T10">Электро</text:span></text:span></text:p>
                    </text:list-item>
                  </text:list>
                </text:list-item>
                <text:list-item>
                  <text:p text:style-name="P17"><text:span text:style-name="Strong_20_Emphasis"><text:span text:style-name="T11">Объем двигателя</text:span></text:span></text:p>
                  <text:list>
                    <text:list-item>
                      <text:p text:style-name="P17"><text:span text:style-name="Strong_20_Emphasis"><text:span text:style-name="T11">1.</text:span></text:span><text:span text:style-name="Strong_20_Emphasis"><text:span text:style-name="T7">6</text:span></text:span></text:p>
                    </text:list-item>
                    <text:list-item>
                      <text:p text:style-name="P17"><text:span text:style-name="Strong_20_Emphasis"><text:span text:style-name="T7">1.8</text:span></text:span></text:p>
                    </text:list-item>
                    <text:list-item>
                      <text:p text:style-name="P17"><text:span text:style-name="Strong_20_Emphasis"><text:span text:style-name="T7">2.0</text:span></text:span></text:p>
                    </text:list-item>
                    <text:list-item>
                      <text:p text:style-name="P17"><text:span text:style-name="Strong_20_Emphasis"><text:span text:style-name="T7">2.5</text:span></text:span></text:p>
                    </text:list-item>
                    <text:list-item>
                      <text:p text:style-name="P17"><text:span text:style-name="Strong_20_Emphasis"><text:span text:style-name="T7">3</text:span></text:span><text:span text:style-name="Strong_20_Emphasis"><text:span text:style-name="T11">.</text:span></text:span><text:span text:style-name="Strong_20_Emphasis"><text:span text:style-name="T7">0 </text:span></text:span><text:span text:style-name="Strong_20_Emphasis"><text:span text:style-name="T11">и более </text:span></text:span></text:p>
                    </text:list-item>
                  </text:list>
                </text:list-item>
                <text:list-item>
                  <text:p text:style-name="P16"><text:span text:style-name="Strong_20_Emphasis"><text:span text:style-name="T10">Цвет автомобиля</text:span></text:span></text:p>
                  <text:list>
                    <text:list-item>
                      <text:p text:style-name="P16"><text:span text:style-name="Strong_20_Emphasis"><text:span text:style-name="T10">Черный</text:span></text:span></text:p>
                    </text:list-item>
                    <text:list-item>
                      <text:p text:style-name="P16"><text:span text:style-name="Strong_20_Emphasis"><text:span text:style-name="T10">Белый </text:span></text:span></text:p>
                    </text:list-item>
                    <text:list-item>
                      <text:p text:style-name="P16"><text:span text:style-name="Strong_20_Emphasis"><text:span text:style-name="T10">Серебренный</text:span></text:span></text:p>
                    </text:list-item>
                  </text:list>
                </text:list-item>
                <text:list-item>
                  <text:p text:style-name="P17"><text:span text:style-name="Strong_20_Emphasis"><text:span text:style-name="T11">Страна производитель</text:span></text:span></text:p>
                  <text:list>
                    <text:list-item>
                      <text:p text:style-name="P17"><text:span text:style-name="Strong_20_Emphasis"><text:span text:style-name="T11">Россия</text:span></text:span></text:p>
                    </text:list-item>
                    <text:list-item>
                      <text:p text:style-name="P17"><text:span text:style-name="Strong_20_Emphasis"><text:span text:style-name="T11">Корея</text:span></text:span></text:p>
                    </text:list-item>
                    <text:list-item>
                      <text:p text:style-name="P17"><text:span text:style-name="Strong_20_Emphasis"><text:span text:style-name="T11">Германия</text:span></text:span></text:p>
                    </text:list-item>
                    <text:list-item>
                      <text:p text:style-name="P17"><text:span text:style-name="Strong_20_Emphasis"><text:span text:style-name="T11">США</text:span></text:span></text:p>
                    </text:list-item>
                    <text:list-item>
                      <text:p text:style-name="P17"><text:span text:style-name="Strong_20_Emphasis"><text:span text:style-name="T11">Китай</text:span></text:span></text:p>
                    </text:list-item>
                    <text:list-item>
                      <text:p text:style-name="P17"><text:span text:style-name="Strong_20_Emphasis"><text:span text:style-name="T11">Япония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Strong_20_Emphasis"><text:span text:style-name="T10">Параметры:</text:span></text:span></text:p>
          <text:list>
            <text:list-item>
              <text:p text:style-name="P16"><text:span text:style-name="Strong_20_Emphasis"><text:span text:style-name="T10">Семейный автомобиль</text:span></text:span></text:p>
            </text:list-item>
            <text:list-item>
              <text:p text:style-name="P16"><text:span text:style-name="Strong_20_Emphasis"><text:span text:style-name="T10">Автомобиль для дальних поездок</text:span></text:span></text:p>
            </text:list-item>
            <text:list-item>
              <text:p text:style-name="P16"><text:span text:style-name="Strong_20_Emphasis"><text:span text:style-name="T10">Новый автомобиль</text:span></text:span></text:p>
            </text:list-item>
            <text:list-item>
              <text:p text:style-name="P16"><text:span text:style-name="Strong_20_Emphasis"><text:span text:style-name="T10">Битый автомобиль</text:span></text:span></text:p>
            </text:list-item>
            <text:list-item>
              <text:p text:style-name="P16"><text:span text:style-name="Strong_20_Emphasis"><text:span text:style-name="T10">Автомобиль с повышенной проходимостью</text:span></text:span></text:p>
            </text:list-item>
            <text:list-item>
              <text:p text:style-name="P16"><text:span text:style-name="Strong_20_Emphasis"><text:span text:style-name="T10">Экономичный автомобиль </text:span></text:span></text:p>
            </text:list-item>
            <text:list-item>
              <text:p text:style-name="P16"><text:span text:style-name="Strong_20_Emphasis"><text:span text:style-name="T10">Вместительный автомобиль</text:span></text:span></text:p>
            </text:list-item>
            <text:list-item>
              <text:p text:style-name="P16"><text:span text:style-name="Strong_20_Emphasis"><text:span text:style-name="T10">Люксовый автомобиль</text:span></text:span></text:p>
            </text:list-item>
            <text:list-item>
              <text:p text:style-name="P16"><text:span text:style-name="Strong_20_Emphasis"><text:span text:style-name="T10">Бюджетный автомобиль</text:span></text:span></text:p>
            </text:list-item>
            <text:list-item>
              <text:p text:style-name="P17"><text:span text:style-name="Strong_20_Emphasis"><text:span text:style-name="T11">Большой автомобиль</text:span></text:span></text:p>
            </text:list-item>
            <text:list-item>
              <text:p text:style-name="P17"><text:span text:style-name="Strong_20_Emphasis"><text:span text:style-name="T11">Быстрый автомобиль </text:span></text:span></text:p>
            </text:list-item>
            <text:list-item>
              <text:p text:style-name="P17"><text:span text:style-name="Strong_20_Emphasis"><text:span text:style-name="T11"/></text:span></text:p>
            </text:list-item>
          </text:list>
        </text:list-item>
      </text:list>
      <text:p text:style-name="P2"><text:soft-page-break/>3.<text:span text:style-name="T14">2) </text:span><text:span text:style-name="T1">Разработать схему разветвленного диалога с пользователм:</text:span></text:p>
      <text:list xml:id="list867097819" text:style-name="L3">
        <text:list-item>
          <text:p text:style-name="P19">Придумать множество вопросов <text:span text:style-name="T16">Q</text:span><text:span text:style-name="T14">, </text:span>позволяющих определить значения параметров <text:span text:style-name="T16">P</text:span></text:p>
        </text:list-item>
        <text:list-item>
          <text:p text:style-name="P19">Разработать граф диалогов вопросов и ответов</text:p>
        </text:list-item>
        <text:list-item>
          <text:p text:style-name="P19">Составить правила выбора последующего вопроса на основе ответов предыдущего</text:p>
        </text:list-item>
      </text:list>
      <text:p text:style-name="P3">Требования <text:span text:style-name="T14">|Q| =&lt; 20</text:span></text:p>
      <text:list xml:id="list472634264" text:style-name="L4">
        <text:list-item>
          <text:p text:style-name="P20">Новый или БУ ?</text:p>
        </text:list-item>
        <text:list-item>
          <text:p text:style-name="P20">Пробег автомобиля ?</text:p>
        </text:list-item>
        <text:list-item>
          <text:p text:style-name="P20">Количество членов семьи ? (Семейный автомобиль ?)</text:p>
        </text:list-item>
        <text:list-item>
          <text:p text:style-name="P20">Планируете поездки на дачу ?</text:p>
        </text:list-item>
        <text:list-item>
          <text:p text:style-name="P20">Цвет автомобиля</text:p>
        </text:list-item>
        <text:list-item>
          <text:p text:style-name="P21">Планируете поездки на дальние растояния </text:p>
        </text:list-item>
        <text:list-item>
          <text:p text:style-name="P21">Это ваш первый автомобиль </text:p>
        </text:list-item>
        <text:list-item>
          <text:p text:style-name="P21">Нравился автомобиль до этого </text:p>
        </text:list-item>
        <text:list-item>
          <text:p text:style-name="P21">Сильно заботитесь о безопасности </text:p>
        </text:list-item>
        <text:list-item>
          <text:p text:style-name="P21">Кузов автомобиля </text:p>
        </text:list-item>
        <text:list-item>
          <text:p text:style-name="P21">Битый автомобиль </text:p>
        </text:list-item>
        <text:list-item>
          <text:p text:style-name="P21">Количество хозяев </text:p>
        </text:list-item>
        <text:list-item>
          <text:p text:style-name="P21">Страна производитель </text:p>
        </text:list-item>
        <text:list-item>
          <text:p text:style-name="P21">Повседневный автомобиль</text:p>
        </text:list-item>
      </text:list>
      <text:p text:style-name="P4"/>
      <text:p text:style-name="P5"><text:span text:style-name="Strong_20_Emphasis"><text:span text:style-name="T2">Пример реализации структуры БЗ </text:span></text:span><text:span text:style-name="T2">с помощью реляционной базы данных, кторая содержит 3 таблицы: </text:span></text:p>
      <text:list xml:id="list2198455877" text:style-name="L5">
        <text:list-item>
          <text:p text:style-name="P18">таблица вопросов <text:span text:style-name="Strong_20_Emphasis">Quest</text:span> </text:p>
        </text:list-item>
        <text:list-item>
          <text:p text:style-name="P18">таблица правил очередности задавания вопросов <text:span text:style-name="Strong_20_Emphasis">QuestRules</text:span> </text:p>
        </text:list-item>
        <text:list-item>
          <text:p text:style-name="P18">таблица ответов <text:span text:style-name="Strong_20_Emphasis">Answ</text:span> </text:p>
        </text:list-item>
      </text:list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3274675704928">
          <table:table-cell table:style-name="Таблица1.A1" table:number-columns-spanned="3" office:value-type="string">
            <text:p text:style-name="Table_20_Contents"><text:span text:style-name="Strong_20_Emphasis"><text:span text:style-name="T18">Quest</text:span></text:span></text:p>
          </table:table-cell>
          <table:covered-table-cell/>
          <table:covered-table-cell/>
        </table:table-row>
        <table:table-row table:style-name="TableLine3274675713088">
          <table:table-cell table:style-name="Таблица1.A2" office:value-type="string">
            <text:p text:style-name="P7">Поле</text:p>
          </table:table-cell>
          <table:table-cell table:style-name="Таблица1.B2" office:value-type="string">
            <text:p text:style-name="P7">Тип данных</text:p>
          </table:table-cell>
          <table:table-cell table:style-name="Таблица1.C2" office:value-type="string">
            <text:p text:style-name="P7">Описание</text:p>
          </table:table-cell>
        </table:table-row>
        <table:table-row table:style-name="TableLine3274675709824">
          <table:table-cell table:style-name="Таблица1.A3" office:value-type="string">
            <text:p text:style-name="P7">ID</text:p>
          </table:table-cell>
          <table:table-cell table:style-name="Таблица1.B3" office:value-type="string">
            <text:p text:style-name="P7">Integer</text:p>
          </table:table-cell>
          <table:table-cell table:style-name="Таблица1.C3" office:value-type="string">
            <text:p text:style-name="P7">Идентификатор вопроса</text:p>
          </table:table-cell>
        </table:table-row>
        <table:table-row table:style-name="TableLine3274675701120">
          <table:table-cell table:style-name="Таблица1.A4" office:value-type="string">
            <text:p text:style-name="P7">Question</text:p>
          </table:table-cell>
          <table:table-cell table:style-name="Таблица1.B4" office:value-type="string">
            <text:p text:style-name="P7">String</text:p>
          </table:table-cell>
          <table:table-cell table:style-name="Таблица1.C4" office:value-type="string">
            <text:p text:style-name="P7">Вопрос</text:p>
          </table:table-cell>
        </table:table-row>
        <table:table-row table:style-name="TableLine3274675699216">
          <table:table-cell table:style-name="Таблица1.A5" office:value-type="string">
            <text:p text:style-name="P7">Answer1</text:p>
          </table:table-cell>
          <table:table-cell table:style-name="Таблица1.B5" office:value-type="string">
            <text:p text:style-name="P7">String</text:p>
          </table:table-cell>
          <table:table-cell table:style-name="Таблица1.C5" office:value-type="string">
            <text:p text:style-name="P7">Вариант ответа 1</text:p>
          </table:table-cell>
        </table:table-row>
        <table:table-row table:style-name="TableLine3274675697584">
          <table:table-cell table:style-name="Таблица1.A6" office:value-type="string">
            <text:p text:style-name="P7">Answer2</text:p>
          </table:table-cell>
          <table:table-cell table:style-name="Таблица1.B6" office:value-type="string">
            <text:p text:style-name="P7">String</text:p>
          </table:table-cell>
          <table:table-cell table:style-name="Таблица1.C6" office:value-type="string">
            <text:p text:style-name="P7">Вариант ответа 2</text:p>
          </table:table-cell>
        </table:table-row>
        <table:table-row table:style-name="TableLine3274675698944">
          <table:table-cell table:style-name="Таблица1.A7" office:value-type="string">
            <text:p text:style-name="P7">…</text:p>
          </table:table-cell>
          <table:table-cell table:style-name="Таблица1.B7" office:value-type="string">
            <text:p text:style-name="P7">…</text:p>
          </table:table-cell>
          <table:table-cell table:style-name="Таблица1.C7" office:value-type="string">
            <text:p text:style-name="P7">…</text:p>
          </table:table-cell>
        </table:table-row>
        <table:table-row table:style-name="TableLine3274675712272">
          <table:table-cell table:style-name="Таблица1.A8" office:value-type="string">
            <text:p text:style-name="P7">AnswerN</text:p>
          </table:table-cell>
          <table:table-cell table:style-name="Таблица1.B8" office:value-type="string">
            <text:p text:style-name="P7">String</text:p>
          </table:table-cell>
          <table:table-cell table:style-name="Таблица1.C8" office:value-type="string">
            <text:p text:style-name="P7">Вариант ответа N</text:p>
          </table:table-cell>
        </table:table-row>
      </table:table>
      <text:p text:style-name="P5"/>
      <text:p text:style-name="P4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3274675712816">
          <table:table-cell table:style-name="Таблица2.A1" table:number-columns-spanned="3" office:value-type="string">
            <text:p text:style-name="Table_20_Contents"><text:span text:style-name="Strong_20_Emphasis">Answ</text:span></text:p>
          </table:table-cell>
          <table:covered-table-cell/>
          <table:covered-table-cell/>
        </table:table-row>
        <table:table-row table:style-name="TableLine3274675705472">
          <table:table-cell table:style-name="Таблица2.A1" office:value-type="string">
            <text:p text:style-name="Table_20_Contents">Поле</text:p>
          </table:table-cell>
          <table:table-cell table:style-name="Таблица2.A1" office:value-type="string">
            <text:p text:style-name="Table_20_Contents">Тип данных</text:p>
          </table:table-cell>
          <table:table-cell table:style-name="Таблица2.A1" office:value-type="string">
            <text:p text:style-name="Table_20_Contents">Описание</text:p>
          </table:table-cell>
        </table:table-row>
        <table:table-row table:style-name="TableLine3274675717168">
          <table:table-cell table:style-name="Таблица2.A1" office:value-type="string">
            <text:p text:style-name="P8">ID</text:p>
          </table:table-cell>
          <table:table-cell table:style-name="Таблица2.A1" office:value-type="string">
            <text:p text:style-name="P8">Integer</text:p>
          </table:table-cell>
          <table:table-cell table:style-name="Таблица2.A1" office:value-type="string">
            <text:p text:style-name="P8">Идентификатор записи</text:p>
          </table:table-cell>
        </table:table-row>
        <table:table-row table:style-name="TableLine3274675730496">
          <table:table-cell table:style-name="Таблица2.A1" office:value-type="string">
            <text:p text:style-name="P9">id_telegram</text:p>
          </table:table-cell>
          <table:table-cell table:style-name="Таблица2.A1" office:value-type="string">
            <text:p text:style-name="P10">Integer</text:p>
          </table:table-cell>
          <table:table-cell table:style-name="Таблица2.A1" office:value-type="string">
            <text:p text:style-name="P10">Идентификатор <text:span text:style-name="T3">каждого пользователя</text:span></text:p>
          </table:table-cell>
        </table:table-row>
        <table:table-row table:style-name="TableLine3274675730496">
          <table:table-cell table:style-name="Таблица2.A1" office:value-type="string">
            <text:p text:style-name="P11">Question</text:p>
          </table:table-cell>
          <table:table-cell table:style-name="Таблица2.A1" office:value-type="string">
            <text:p text:style-name="P11">String</text:p>
          </table:table-cell>
          <table:table-cell table:style-name="Таблица2.A1" office:value-type="string">
            <text:p text:style-name="P12">Задаваемый вопрос</text:p>
          </table:table-cell>
        </table:table-row>
        <table:table-row table:style-name="TableLine3274675726416">
          <table:table-cell table:style-name="Таблица2.A1" office:value-type="string">
            <text:p text:style-name="P8">Parameter 1</text:p>
          </table:table-cell>
          <table:table-cell table:style-name="Таблица2.A1" office:value-type="string">
            <text:p text:style-name="P8">String</text:p>
          </table:table-cell>
          <table:table-cell table:style-name="Таблица2.A1" office:value-type="string">
            <text:p text:style-name="P8">Значение параметра (свойства) объекта, заполняемое после ответа на вопрос.</text:p>
          </table:table-cell>
        </table:table-row>
        <table:table-row table:style-name="TableLine3274675716896">
          <table:table-cell table:style-name="Таблица2.A1" office:value-type="string">
            <text:p text:style-name="P8">…</text:p>
          </table:table-cell>
          <table:table-cell table:style-name="Таблица2.A1" office:value-type="string">
            <text:p text:style-name="P8">…</text:p>
          </table:table-cell>
          <table:table-cell table:style-name="Таблица2.A1" office:value-type="string">
            <text:p text:style-name="P8">…</text:p>
          </table:table-cell>
        </table:table-row>
        <table:table-row table:style-name="TableLine3274675726688">
          <table:table-cell table:style-name="Таблица2.A1" office:value-type="string">
            <text:p text:style-name="P8">Parameter M</text:p>
          </table:table-cell>
          <table:table-cell table:style-name="Таблица2.A1" office:value-type="string">
            <text:p text:style-name="P8">String</text:p>
          </table:table-cell>
          <table:table-cell table:style-name="Таблица2.A1" office:value-type="string">
            <text:p text:style-name="P8">Значение параметра M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3274675705200">
          <table:table-cell table:style-name="Таблица3.A1" table:number-columns-spanned="3" office:value-type="string">
            <text:p text:style-name="Table_20_Contents"><text:span text:style-name="Strong_20_Emphasis">QuestRules</text:span></text:p>
          </table:table-cell>
          <table:covered-table-cell/>
          <table:covered-table-cell/>
        </table:table-row>
        <table:table-row table:style-name="TableLine3274675714992">
          <table:table-cell table:style-name="Таблица3.A1" office:value-type="string">
            <text:p text:style-name="Table_20_Contents">Поле</text:p>
          </table:table-cell>
          <table:table-cell table:style-name="Таблица3.A1" office:value-type="string">
            <text:p text:style-name="Table_20_Contents">Тип данных</text:p>
          </table:table-cell>
          <table:table-cell table:style-name="Таблица3.A1" office:value-type="string">
            <text:p text:style-name="Table_20_Contents">Описание</text:p>
          </table:table-cell>
        </table:table-row>
        <table:table-row table:style-name="TableLine3274675720976">
          <table:table-cell table:style-name="Таблица3.A1" office:value-type="string">
            <text:p text:style-name="P8">ID</text:p>
          </table:table-cell>
          <table:table-cell table:style-name="Таблица3.A1" office:value-type="string">
            <text:p text:style-name="P8">Integer</text:p>
          </table:table-cell>
          <table:table-cell table:style-name="Таблица3.A1" office:value-type="string">
            <text:p text:style-name="P8">Идентификатор правила</text:p>
          </table:table-cell>
        </table:table-row>
        <table:table-row table:style-name="TableLine3274675722064">
          <table:table-cell table:style-name="Таблица3.A1" office:value-type="string">
            <text:p text:style-name="P8">IF_Par</text:p>
          </table:table-cell>
          <table:table-cell table:style-name="Таблица3.A1" office:value-type="string">
            <text:p text:style-name="P8">String</text:p>
          </table:table-cell>
          <table:table-cell table:style-name="Таблица3.A1" office:value-type="string">
            <text:p text:style-name="P8">Параметр (свойство) объекта.</text:p>
          </table:table-cell>
        </table:table-row>
        <table:table-row table:style-name="TableLine3274675715536">
          <table:table-cell table:style-name="Таблица3.A1" office:value-type="string">
            <text:p text:style-name="P8"><text:span text:style-name="T17">Then</text:span>_Value</text:p>
          </table:table-cell>
          <table:table-cell table:style-name="Таблица3.A1" office:value-type="string">
            <text:p text:style-name="P8">String</text:p>
          </table:table-cell>
          <table:table-cell table:style-name="Таблица3.A1" office:value-type="string">
            <text:p text:style-name="P8">Значение параметра объекта</text:p>
          </table:table-cell>
        </table:table-row>
        <table:table-row table:style-name="TableLine3274675724512">
          <table:table-cell table:style-name="Таблица3.A1" office:value-type="string">
            <text:p text:style-name="P8">NextQuest</text:p>
          </table:table-cell>
          <table:table-cell table:style-name="Таблица3.A1" office:value-type="string">
            <text:p text:style-name="P8">Integer</text:p>
          </table:table-cell>
          <table:table-cell table:style-name="Таблица3.A1" office:value-type="string">
            <text:p text:style-name="P8">Номер (ID) следующего вопроса. Значение =0, если нужно только исключить вопрос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9:50:56.842000000</meta:creation-date>
    <dc:date>2021-01-08T16:16:36.809000000</dc:date>
    <meta:editing-duration>PT23M56S</meta:editing-duration>
    <meta:editing-cycles>3</meta:editing-cycles>
    <meta:generator>LibreOffice/7.0.4.2$Windows_X86_64 LibreOffice_project/dcf040e67528d9187c66b2379df5ea4407429775</meta:generator>
    <meta:document-statistic meta:table-count="3" meta:image-count="0" meta:object-count="0" meta:page-count="4" meta:paragraph-count="151" meta:word-count="461" meta:character-count="2830" meta:non-whitespace-character-count="2585"/>
  </office:meta>
</office:document-meta>
</file>